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5.0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85cm"/>
      <style:paragraph-properties style:writing-mode="lr-tb"/>
    </style:style>
    <style:style style:name="gr3" style:family="graphic" style:parent-style-name="standard">
      <style:graphic-properties svg:stroke-width="0.106cm" svg:stroke-color="#784b04" draw:marker-start-width="0.358cm" draw:marker-end-width="0.358cm" draw:fill="none" draw:textarea-horizontal-align="justify" draw:textarea-vertical-align="middle" draw:auto-grow-height="false" fo:min-height="5.679cm" fo:min-width="4.793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784b04" draw:marker-start-width="0.358cm" draw:marker-end-width="0.358cm" draw:fill="none" draw:textarea-horizontal-align="justify" draw:textarea-vertical-align="middle" draw:auto-grow-height="false" fo:min-height="6.071cm" fo:min-width="9.461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4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6.485cm"/>
      <style:paragraph-properties style:writing-mode="lr-tb"/>
    </style:style>
    <style:style style:name="gr7" style:family="graphic" style:parent-style-name="objectwithoutfill">
      <style:graphic-properties svg:stroke-width="0.053cm" svg:stroke-color="#706e0c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706e0c" draw:marker-start="Arrowheads_20_2" draw:marker-start-width="0.379cm" draw:marker-end="Arrowheads_20_3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1.915cm"/>
      <style:paragraph-properties style:writing-mode="lr-tb"/>
    </style:style>
    <style:style style:name="gr10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2.256cm" fo:min-width="8.99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3.209cm" fo:min-width="1.37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86cm" fo:min-width="1.693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837cm"/>
      <style:paragraph-properties style:writing-mode="lr-tb"/>
    </style:style>
    <style:style style:name="gr14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769cm" fo:min-width="1.929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706e0c" loext:opacity="100%" style:font-name="DejaVu Sans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color="#1c1c1c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1c1c1c" loext:opacity="100%" style:font-name="DejaVu Sans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706e0c" loext:opacity="100%" style:font-name="DejaVu Sans" fo:font-size="14pt" style:font-size-asian="14pt" style:font-size-complex="14pt"/>
    </style:style>
    <style:style style:name="T2" style:family="text">
      <style:text-properties fo:color="#1c1c1c" loext:opacity="100%" style:font-name="DejaVu Sans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74cm" svg:height="0.962cm" svg:x="2.113cm" svg:y="8.82cm">
          <draw:text-box>
            <text:p>MetaCentrum grid</text:p>
          </draw:text-box>
        </draw:frame>
        <draw:frame draw:style-name="gr2" draw:text-style-name="P2" draw:layer="layout" svg:width="6.34cm" svg:height="1.411cm" svg:x="11.92cm" svg:y="17.424cm">
          <draw:text-box>
            <text:p><text:span text:style-name="T1">archiving;</text:span></text:p>
            <text:p><text:span text:style-name="T1">data kept permanently;</text:span></text:p>
          </draw:text-box>
        </draw:frame>
        <draw:custom-shape draw:style-name="gr3" draw:text-style-name="P3" draw:layer="layout" svg:width="5.397cm" svg:height="6.033cm" svg:x="2.205cm" svg:y="10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065cm" svg:height="6.425cm" svg:x="10.125cm" svg:y="10.132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8.948cm" svg:height="1.052cm" svg:x="10.541cm" svg:y="9.003cm">
          <draw:text-box>
            <text:p>CESNET Storage Department</text:p>
          </draw:text-box>
        </draw:frame>
        <draw:frame draw:style-name="gr6" draw:text-style-name="P2" draw:layer="layout" svg:width="7.068cm" svg:height="1.991cm" svg:x="3.54cm" svg:y="16.557cm">
          <draw:text-box>
            <text:p><text:span text:style-name="T1">backup;</text:span></text:p>
            <text:p><text:span text:style-name="T1">data “expire” after a time;</text:span></text:p>
            <text:p><text:span text:style-name="T1"/></text:p>
          </draw:text-box>
        </draw:frame>
        <draw:line draw:style-name="gr7" draw:text-style-name="P3" draw:layer="layout" svg:x1="8.302cm" svg:y1="16.875cm" svg:x2="10.842cm" svg:y2="12.42cm">
          <text:p/>
        </draw:line>
        <draw:line draw:style-name="gr8" draw:text-style-name="P4" draw:layer="layout" svg:x1="7.849cm" svg:y1="11.477cm" svg:x2="9.856cm" svg:y2="11.477cm">
          <text:p/>
        </draw:line>
        <draw:frame draw:style-name="gr9" draw:text-style-name="P2" draw:layer="layout" svg:width="2.487cm" svg:height="0.953cm" svg:x="7.627cm" svg:y="10.495cm">
          <draw:text-box>
            <text:p><text:span text:style-name="T1">ssh, scp</text:span></text:p>
          </draw:text-box>
        </draw:frame>
        <draw:frame draw:style-name="gr9" draw:text-style-name="P6" draw:layer="layout" svg:width="7.504cm" svg:height="0.953cm" svg:x="10.958cm" svg:y="11.477cm">
          <draw:text-box>
            <text:p text:style-name="P5"><text:span text:style-name="T2">VO_metacentrum-tape_tape</text:span></text:p>
          </draw:text-box>
        </draw:frame>
        <draw:custom-shape draw:style-name="gr10" draw:text-style-name="P3" draw:layer="layout" svg:width="9.525cm" svg:height="2.54cm" svg:x="10.307cm" svg:y="13.56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502cm" svg:height="0.953cm" svg:x="10.328cm" svg:y="14.397cm">
          <draw:text-box>
            <text:p text:style-name="P5"><text:span text:style-name="T2">VO_metacentrum-tape_tape-archive</text:span></text:p>
          </draw:text-box>
        </draw:frame>
        <draw:custom-shape draw:style-name="gr10" draw:text-style-name="P3" draw:layer="layout" svg:width="9.525cm" svg:height="2.54cm" svg:x="10.307cm" svg:y="10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905cm" svg:height="3.493cm" svg:x="2.587cm" svg:y="12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227cm" svg:height="1.27cm" svg:x="5.21cm" svg:y="10.86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337cm" svg:height="0.822cm" svg:x="5.013cm" svg:y="10.12cm">
          <draw:text-box>
            <text:p text:style-name="P7"><text:span text:style-name="T3">frontend</text:span></text:p>
          </draw:text-box>
        </draw:frame>
        <draw:frame draw:style-name="gr13" draw:text-style-name="P8" draw:layer="layout" svg:width="2.856cm" svg:height="0.822cm" svg:x="2.271cm" svg:y="11.29cm">
          <draw:text-box>
            <text:p text:style-name="P7"><text:span text:style-name="T3">/</text:span><text:span text:style-name="T3">s</text:span><text:span text:style-name="T3">t</text:span><text:span text:style-name="T3">o</text:span><text:span text:style-name="T3">r</text:span><text:span text:style-name="T3">a</text:span><text:span text:style-name="T3">g</text:span><text:span text:style-name="T3">e</text:span><text:span text:style-name="T3">/</text:span><text:span text:style-name="T3">.</text:span><text:span text:style-name="T3">.</text:span><text:span text:style-name="T3">.</text:span></text:p>
          </draw:text-box>
        </draw:frame>
        <draw:frame draw:style-name="gr13" draw:text-style-name="P8" draw:layer="layout" svg:width="2.337cm" svg:height="0.822cm" svg:x="2.271cm" svg:y="13.29cm">
          <draw:text-box>
            <text:p text:style-name="P7"><text:span text:style-name="T3"><text:s text:c="2"/></text:span><text:span text:style-name="T3">home</text:span></text:p>
          </draw:text-box>
        </draw:frame>
        <draw:custom-shape draw:style-name="gr14" draw:text-style-name="P3" draw:layer="layout" svg:width="2.463cm" svg:height="1.053cm" svg:x="4.887cm" svg:y="14.652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093cm" svg:height="0.822cm" svg:x="4.471cm" svg:y="13.89cm">
          <draw:text-box>
            <text:p text:style-name="P7"><text:span text:style-name="T3">comp. node</text:span></text:p>
          </draw:text-box>
        </draw:frame>
        <draw:frame draw:style-name="gr13" draw:text-style-name="P8" draw:layer="layout" svg:width="2.385cm" svg:height="0.822cm" svg:x="4.772cm" svg:y="14.69cm">
          <draw:text-box>
            <text:p text:style-name="P7"><text:span text:style-name="T3"><text:s text:c="2"/></text:span><text:span text:style-name="T3">scratch</text:span></text:p>
          </draw:text-box>
        </draw:frame>
        <draw:line draw:style-name="gr7" draw:text-style-name="P3" draw:layer="layout" svg:x1="13.382cm" svg:y1="17.192cm" svg:x2="11.795cm" svg:y2="15.6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27T15:04:20.238305365</dc:date>
    <meta:editing-duration>PT36M30S</meta:editing-duration>
    <meta:editing-cycles>5</meta:editing-cycles>
    <meta:generator>LibreOffice/7.3.6.2$Linux_X86_64 LibreOffice_project/30$Build-2</meta:generator>
    <meta:document-statistic meta:object-count="22"/>
  </office:meta>
</office:document-meta>
</file>